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d564" officeooo:paragraph-rsid="0009d564"/>
    </style:style>
    <style:style style:name="P2" style:family="paragraph" style:parent-style-name="Standard" style:list-style-name="L3">
      <style:paragraph-properties fo:text-align="start" style:justify-single-word="false"/>
      <style:text-properties officeooo:rsid="0009d564" officeooo:paragraph-rsid="0009d56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d564" officeooo:paragraph-rsid="0009d564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d564" officeooo:paragraph-rsid="0009d564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9d564" officeooo:paragraph-rsid="0009d56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d564" officeooo:paragraph-rsid="0009d564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officeooo:rsid="0009d564" officeooo:paragraph-rsid="0009d564"/>
    </style:style>
    <style:style style:name="P8" style:family="paragraph" style:parent-style-name="Standard">
      <style:paragraph-properties fo:text-align="start" style:justify-single-word="false"/>
      <style:text-properties officeooo:paragraph-rsid="0009d564"/>
    </style:style>
    <style:style style:name="P9" style:family="paragraph" style:parent-style-name="Standard">
      <style:paragraph-properties fo:text-align="start" style:justify-single-word="false"/>
      <style:text-properties style:font-name="Liberation Serif" style:text-underline-style="none" officeooo:rsid="0009d564" officeooo:paragraph-rsid="0009d564"/>
    </style:style>
    <style:style style:name="P10" style:family="paragraph" style:parent-style-name="Standard">
      <style:paragraph-properties fo:text-align="center" style:justify-single-word="false"/>
      <style:text-properties style:font-name="Liberation Serif" style:text-underline-style="none" officeooo:rsid="0009d564" officeooo:paragraph-rsid="0009d564"/>
    </style:style>
    <style:style style:name="P11" style:family="paragraph" style:parent-style-name="Standard">
      <style:paragraph-properties fo:text-align="center" style:justify-single-word="false"/>
      <style:text-properties style:font-name="Linux Libertine G" style:text-underline-style="none" officeooo:rsid="0009d564" officeooo:paragraph-rsid="0009d564"/>
    </style:style>
    <style:style style:name="P12" style:family="paragraph" style:parent-style-name="Text_20_body" style:list-style-name="L2"/>
    <style:style style:name="T1" style:family="text">
      <style:text-properties style:font-name="Liberation Serif"/>
    </style:style>
    <style:style style:name="T2" style:family="text">
      <style:text-properties style:font-name="Liberation Serif" style:text-underline-style="none"/>
    </style:style>
    <style:style style:name="T3" style:family="text">
      <style:text-properties style:font-name="Liberation Serif" style:text-underline-style="none" officeooo:rsid="0009d56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lk du 24/06/2025</text:p>
      <text:p text:style-name="P3">IA, Q-learning, problème d’optimisation, algorithmes</text:p>
      <text:p text:style-name="P3"/>
      <text:p text:style-name="P4">1. Problème d’optimisation :</text:p>
      <text:p text:style-name="P4"/>
      <text:p text:style-name="P6"><text:tab/>Un problème d’optimisation est un problème ou la solution est la plus efficace, il y a <text:tab/>plusieurs solution mais celle qui est choisie doit être la plus efficace.</text:p>
      <text:p text:style-name="P6"/>
      <text:p text:style-name="P4">2. Algorithmes :</text:p>
      <text:p text:style-name="P4"/>
      <text:list text:style-name="L1">
        <text:list-item>
          <text:p text:style-name="P7">par dichotomie : </text:p>
        </text:list-item>
      </text:list>
      <text:p text:style-name="P6"/>
      <text:p text:style-name="P9"><text:tab/><text:tab/><text:tab/>un algorithme qui consiste à regarder dans un liste triée le chiffre du milieu <text:s/><text:tab/><text:tab/><text:tab/>jusqu’à ce que l’objectif soit atteint </text:p>
      <text:p text:style-name="P8"><text:span text:style-name="T3"><text:tab/><text:tab/>ex : </text:span><text:span text:style-name="T1">On cherche le nombre </text:span><text:span text:style-name="Strong_20_Emphasis"><text:span text:style-name="T1">13</text:span></text:span><text:span text:style-name="T1"> dans la liste triée :<text:line-break/><text:tab/><text:tab/><text:tab/><text:tab/></text:span><text:span text:style-name="Source_20_Text"><text:span text:style-name="T1">2, 4, 7, 10, 13, 18, 21</text:span></text:span></text:p>
      <text:list text:style-name="L2">
        <text:list-item>
          <text:list>
            <text:list-item>
              <text:p text:style-name="P12"><text:span text:style-name="T1">Milieu = </text:span><text:span text:style-name="Source_20_Text"><text:span text:style-name="T1">10</text:span></text:span><text:span text:style-name="T1"> → ce n’est pas 13, mais 13 &gt; 10 → on cherche à droite.</text:span></text:p>
            </text:list-item>
            <text:list-item>
              <text:p text:style-name="P12"><text:span text:style-name="T1">Nouvelle liste = </text:span><text:span text:style-name="Source_20_Text"><text:span text:style-name="T1">13, 18, 21</text:span></text:span><text:span text:style-name="T1"> → milieu = </text:span><text:span text:style-name="Source_20_Text"><text:span text:style-name="T1">18</text:span></text:span><text:span text:style-name="T1">, mais 13 &lt; 18 → on cherche à gauche.</text:span></text:p>
            </text:list-item>
            <text:list-item>
              <text:p text:style-name="P12"><text:span text:style-name="T1">Nouvelle liste = </text:span><text:span text:style-name="Source_20_Text"><text:span text:style-name="T1">13</text:span></text:span><text:span text:style-name="T1"> → c’est l’élément recherché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2"><text:span text:style-name="T2">par gaunierme ??? biais de choix :</text:span></text:p>
                </text:list-item>
              </text:list>
            </text:list-item>
          </text:list>
        </text:list-item>
      </text:list>
      <text:p text:style-name="P1"><text:span text:style-name="T2"><text:tab/><text:tab/></text:span></text:p>
      <text:p text:style-name="P1"><text:span text:style-name="T2"><text:tab/><text:tab/>Un algorithme qui consiste a essayer de prévoir quel numéro la personne en face <text:tab/><text:tab/><text:tab/>n’aura pas choisi</text:span></text:p>
      <text:p text:style-name="P1"><text:span text:style-name="T2"><text:s/></text:span></text:p>
      <text:p text:style-name="P4"><text:span text:style-name="T1">3.Q-learning :</text:span></text:p>
      <text:p text:style-name="P4"><text:span text:style-name="T1"/></text:p>
      <text:p text:style-name="P6"><text:span text:style-name="T1">Le Q-learning utilise une fonction pour calculer une Q-value pour le couple (état, action)</text:span></text:p>
      <text:p text:style-name="P11">f = ( état , action ) = Q</text:p>
      <text:p text:style-name="P10">Q( s ,a )</text:p>
      <text:p text:style-name="P9">Le couple état, action : </text:p>
      <text:p text:style-name="P9"/>
      <text:p text:style-name="P9"><text:s/>action : la voiture va a droite ou a gauche </text:p>
      <text:p text:style-name="P9"><text:s/>état : (x_voiture , y_voiture)</text:p>
      <text:p text:style-name="P9"/>
      <text:p text:style-name="P9">La Q-table :</text:p>
      <text:p text:style-name="P9"/>
      <text:p text:style-name="P9">c’est un tableau utiliser par l’IA pour savoir quoi faire dans des situations donné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e" svg:font-family="Libertin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13:47:04.672000000</meta:creation-date>
    <dc:date>2025-06-24T14:41:59.020000000</dc:date>
    <meta:editing-duration>PT54M57S</meta:editing-duration>
    <meta:editing-cycles>1</meta:editing-cycles>
    <meta:document-statistic meta:table-count="0" meta:image-count="0" meta:object-count="0" meta:page-count="1" meta:paragraph-count="24" meta:word-count="224" meta:character-count="1173" meta:non-whitespace-character-count="946"/>
    <meta:generator>LibreOffice/7.6.6.3$Windows_X86_64 LibreOffice_project/d97b2716a9a4a2ce1391dee1765565ea469b0ae7</meta:generator>
  </office:meta>
</office:document-meta>
</file>